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rdf+xml" manifest:full-path="meta/meta.rdf"/>
  <manifest:file-entry manifest:media-type="" manifest:full-path="meta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4000000045A636FA8.png"/>
  <manifest:file-entry manifest:media-type="image/png" manifest:full-path="Pictures/100000000000000400000004097FCD9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anx="http://anx.akomantoso.org/1.0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Sect1" style:family="section">
      <style:section-properties anx:BungeniSectionType="body" style:editable="false">
        <style:columns fo:column-count="1" fo:column-gap="0in"/>
      </style:section-properties>
    </style:style>
    <style:style style:name="Sect2" style:family="section">
      <style:section-properties fo:background-color="transparent" fo:margin-left="0.3in" fo:margin-right="0in" style:editable="false">
        <style:columns fo:column-count="1" fo:column-gap="0in"/>
        <style:background-image xlink:href="Pictures/1000000000000004000000045A636FA8.png" xlink:type="simple" xlink:actuate="onLoad" style:filter-name="PNG - Portable Network Graphic"/>
      </style:section-properties>
    </style:style>
    <style:style style:name="Sect3" style:family="section">
      <style:section-properties fo:background-color="transparent" fo:margin-left="0.3in" fo:margin-right="0in" style:editable="false">
        <style:columns fo:column-count="1" fo:column-gap="0in"/>
        <style:background-image xlink:href="Pictures/100000000000000400000004097FCD9D.png" xlink:type="simple" xlink:actuate="onLoad" style:filter-name="PNG - Portable Network Graphic"/>
      </style:section-properties>
    </style:style>
    <style:style style:name="Sect4" style:family="section">
      <style:section-properties fo:background-color="transparent" fo:margin-left="0.5in" fo:margin-right="0in" style:editable="false">
        <style:columns fo:column-count="1" fo:column-gap="0in"/>
        <style:background-image xlink:href="Pictures/100000000000000400000004097FCD9D.png" xlink:type="simple" xlink:actuate="onLoad" style:filter-name="PNG - Portable Network Graphic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xml:id="id1807938856" text:name="debaterecord">
        <text:p text:style-name="Standard"/>
        <text:p text:style-name="Standard"/>
        <text:p text:style-name="Standard"/>
        <text:section text:style-name="Sect2" xml:id="id1193255105" text:name="preface">
          <text:p text:style-name="Standard">Preface</text:p>
          <text:p text:style-name="Standard"/>
          <text:p text:style-name="Standard"/>
          <text:p text:style-name="Standard"/>
          <text:p text:style-name="Standard"/>
          <text:p text:style-name="Standard"/>
          <text:p text:style-name="Standard"/>
        </text:section>
        <text:p text:style-name="Standard"/>
        <text:p text:style-name="Standard"/>
        <text:p text:style-name="Standard"/>
        <text:p text:style-name="Standard"/>
        <text:section text:style-name="Sect3" xml:id="id1049908236" text:name="questions1">
          <text:p text:style-name="Standard">All questins</text:p>
          <text:p text:style-name="Standard"/>
          <text:p text:style-name="Standard"/>
          <text:p text:style-name="Standard"/>
          <text:section text:style-name="Sect4" xml:id="id1535901849" text:name="qa1">
            <text:p text:style-name="Standard"/>
            <text:p text:style-name="Standard">Question text</text:p>
            <text:p text:style-name="Standard"/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anx="http://anx.akomantoso.org/1.0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adornments="Cursiva" style:font-family-generic="swiss" style:font-pitch="variable"/>
    <style:font-face style:name="Trebuchet MS" svg:font-family="'Trebuchet MS'" style:font-adornments="Negret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lfy3g6u2430y" draw:display-name="1lfy3g6u2430y" xlink:href="Pictures/100000000000000400000004097FCD9D.png" xlink:type="simple" xlink:show="embed" xlink:actuate="onLoad"/>
    <draw:fill-image draw:name="_31_oh8gnyvq4vsh" draw:display-name="1oh8gnyvq4vsh" xlink:href="Pictures/1000000000000004000000045A636FA8.png" xlink:type="simple" xlink:show="embed" xlink:actuate="onLoad"/>
    <draw:fill-image draw:name="_31_vvmtkpuwps39" draw:display-name="1vvmtkpuwps39" xlink:href="Pictures/100000000000000400000004097FCD9D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mment" style:family="paragraph" style:parent-style-name="Standard" style:class="text">
      <style:paragraph-properties fo:margin-left="0.2402in" fo:margin-right="0in" fo:text-indent="0in" style:auto-text-indent="false" fo:background-color="#e6e6e6" fo:padding="0in" fo:border="0.0071in solid #000000" style:shadow="none">
        <style:background-image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comment-plain" style:family="paragraph" style:parent-style-name="comment">
      <style:paragraph-properties fo:background-color="transparent">
        <style:background-image/>
      </style:paragraph-properties>
    </style:style>
    <style:style style:name="begin-marker" style:family="paragraph" style:auto-update="true" style:class="text" style:master-page-name="">
      <style:paragraph-properties style:page-number="auto">
        <style:tab-stops/>
      </style:paragraph-properties>
      <style:text-properties fo:color="#dc2300" style:text-outline="false" fo:font-size="11pt" fo:font-style="italic" fo:text-shadow="none" fo:font-weight="bold"/>
    </style:style>
    <style:style style:name="end-marker" style:family="paragraph" style:auto-update="true" style:class="text">
      <style:text-properties fo:color="#dc2300" fo:font-size="11pt" fo:font-style="italic" fo:font-weight="bold"/>
    </style:style>
    <style:style style:name="observation" style:family="paragraph" style:parent-style-name="Standard" style:next-style-name="Drawing">
      <style:text-properties fo:font-size="11pt" fo:font-style="italic"/>
    </style:style>
    <style:style style:name="Drawing" style:family="paragraph" style:parent-style-name="Caption" style:class="extra"/>
    <style:style style:name="heading_5f_motion" style:display-name="heading_motion" style:family="paragraph" style:parent-style-name="Heading" style:class="text">
      <style:text-properties style:font-name="Trebuchet MS" fo:font-weight="bold"/>
    </style:style>
    <style:style style:name="subheading_5f_motion" style:display-name="subheading_motion" style:family="paragraph" style:parent-style-name="Heading_20_2" style:class="text">
      <style:text-properties style:font-name="Trebuchet MS" fo:font-size="13pt" fo:font-style="normal" style:font-weight-asian="normal" style:font-weight-complex="normal"/>
    </style:style>
    <style:style style:name="subtitle_5f_motion" style:display-name="subtitle_motion" style:family="paragraph" style:parent-style-name="Heading_20_3" style:class="text">
      <style:text-properties style:font-name="Trebuchet MS1" fo:font-size="12pt" fo:font-style="italic" fo:font-weight="normal"/>
    </style:style>
    <style:style style:name="heading_5f_preface" style:display-name="heading_preface" style:family="paragraph" style:parent-style-name="heading_5f_motion"/>
    <style:style style:name="subheading_5f_preface" style:display-name="subheading_preface" style:family="paragraph" style:parent-style-name="subheading_5f_motion">
      <style:text-properties style:font-name="Trebuchet MS"/>
    </style:style>
    <style:style style:name="heading_5f_papers" style:display-name="heading_papers" style:family="paragraph" style:parent-style-name="heading_5f_preface"/>
    <style:style style:name="heading_5f_question" style:display-name="heading_question" style:family="paragraph" style:parent-style-name="heading_5f_motion" style:next-style-name="Standard"/>
    <style:style style:name="subheading_5f_question" style:display-name="subheading_question" style:family="paragraph" style:parent-style-name="subheading_5f_motion" style:next-style-name="Standard">
      <style:text-properties style:font-name="Trebuchet MS"/>
    </style:style>
    <style:style style:name="heading_5f_allquestions" style:display-name="heading_allquestions" style:family="paragraph" style:parent-style-name="heading_5f_question" style:next-style-name="Standard">
      <style:text-properties style:font-name="Trebuchet MS"/>
    </style:style>
    <style:style style:name="heading_5f_pointoforder" style:display-name="heading_pointoforder" style:family="paragraph" style:parent-style-name="heading_5f_motion"/>
    <style:style style:name="heading_5f_comchair" style:display-name="heading_comchair" style:family="paragraph" style:parent-style-name="heading_5f_pointoforder">
      <style:text-properties style:font-name="Trebuchet MS"/>
    </style:style>
    <style:style style:name="heading_5f_pstatement" style:display-name="heading_pstatement" style:family="paragraph" style:parent-style-name="heading_5f_pointoforder"/>
    <style:style style:name="subheading_5f_papers" style:display-name="subheading_papers" style:family="paragraph" style:parent-style-name="subheading_5f_preface"/>
    <style:style style:name="heading_5f_noticesofmotion" style:display-name="heading_noticesofmotion" style:family="paragraph" style:parent-style-name="heading_5f_motion"/>
    <style:style style:name="heading_5f_procmotions" style:display-name="heading_procmotions" style:family="paragraph" style:parent-style-name="heading_5f_noticesofmo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char_5f_style" style:display-name="char_style" style:family="text">
      <style:text-properties fo:font-style="italic" fo:font-weight="bold" fo:background-color="#eb613d"/>
    </style:style>
    <style:style style:name="an-list-item" style:family="text" style:parent-style-name="char_5f_style">
      <style:text-properties fo:font-style="italic" fo:font-weight="normal" fo:background-color="#ccffff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 text:start-value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1-31T11:01:50.99</meta:creation-date>
    <meta:editing-duration>PT1M22S</meta:editing-duration>
    <meta:editing-cycles>3</meta:editing-cycles>
    <meta:generator>OpenOffice.org/3.3$Win32 OpenOffice.org_project/330m20$Build-9567</meta:generator>
    <meta:initial-creator>Ashok Hariharan</meta:initial-creator>
    <dc:date>2012-01-31T11:03:12.82</dc:date>
    <dc:creator>Ashok Hariharan</dc:creator>
    <meta:document-statistic meta:table-count="0" meta:image-count="0" meta:object-count="0" meta:page-count="1" meta:paragraph-count="3" meta:word-count="5" meta:character-count="32"/>
    <meta:user-defined meta:name="BungeniCountryCode">ke</meta:user-defined>
    <meta:user-defined meta:name="BungeniDocAuthor"/>
    <meta:user-defined meta:name="BungeniDocPart">main</meta:user-defined>
    <meta:user-defined meta:name="BungeniDocType"/>
    <meta:user-defined meta:name="BungeniExpAuthor" meta:value-type="string">user.Ashok</meta:user-defined>
    <meta:user-defined meta:name="BungeniExpAuthorURI" meta:value-type="string">user.Ashok</meta:user-defined>
    <meta:user-defined meta:name="BungeniExpDate" meta:value-type="string">2012-01-31</meta:user-defined>
    <meta:user-defined meta:name="BungeniExpDateName" meta:value-type="string">expDate</meta:user-defined>
    <meta:user-defined meta:name="BungeniExpURI" meta:value-type="string">/ke/debaterecord/2012-1-18/en</meta:user-defined>
    <meta:user-defined meta:name="BungeniLanguageCode" meta:value-type="string">en</meta:user-defined>
    <meta:user-defined meta:name="BungeniManAuthor" meta:value-type="string">user.Ashok</meta:user-defined>
    <meta:user-defined meta:name="BungeniManAuthorURI" meta:value-type="string">user.Ashok</meta:user-defined>
    <meta:user-defined meta:name="BungeniManDate" meta:value-type="string">2012-01-31</meta:user-defined>
    <meta:user-defined meta:name="BungeniManDateName" meta:value-type="string">manDate</meta:user-defined>
    <meta:user-defined meta:name="BungeniManURI" meta:value-type="string">/ke/debaterecord/2012-1-18/en.xml</meta:user-defined>
    <meta:user-defined meta:name="BungeniOfficialDate" meta:value-type="string">2012-01-18</meta:user-defined>
    <meta:user-defined meta:name="BungeniOfficialTime" meta:value-type="string">11:01</meta:user-defined>
    <meta:user-defined meta:name="BungeniParliamentID" meta:value-type="string">sdsd</meta:user-defined>
    <meta:user-defined meta:name="BungeniParliamentSession" meta:value-type="string">sds</meta:user-defined>
    <meta:user-defined meta:name="BungeniParliamentSitting" meta:value-type="string">sdsd</meta:user-defined>
    <meta:user-defined meta:name="BungeniPublicationDate" meta:value-type="string">2012-01-17</meta:user-defined>
    <meta:user-defined meta:name="BungeniPublicationName" meta:value-type="string">*NEW*</meta:user-defined>
    <meta:user-defined meta:name="BungeniPublicationNameFull" meta:value-type="string"/>
    <meta:user-defined meta:name="BungeniWorkAuthor" meta:value-type="string">user.Ashok</meta:user-defined>
    <meta:user-defined meta:name="BungeniWorkAuthorURI" meta:value-type="string">user.Ashok</meta:user-defined>
    <meta:user-defined meta:name="BungeniWorkDate" meta:value-type="string">2012-01-18</meta:user-defined>
    <meta:user-defined meta:name="BungeniWorkDateName" meta:value-type="string">workDate</meta:user-defined>
    <meta:user-defined meta:name="BungeniWorkURI" meta:value-type="string">/ke/debaterecord/2012-1-18</meta:user-defined>
    <meta:user-defined meta:name="__BungeniDocMeta" meta:value-type="string">true</meta:user-defined>
    <meta:user-defined meta:name="bungeniEditorNotes" meta:value-type="string">&amp;lt;notes&amp;gt;&amp;lt;/notes&amp;gt;</meta:user-defined>
  </office:meta>
</office:document-meta>
</file>